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34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P4" style:family="paragraph">
      <loext:graphic-properties draw:fill="none"/>
      <style:paragraph-properties fo:text-align="center"/>
      <style:text-properties style:font-name="Source Sans Pro" fo:font-size="14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4cm" svg:height="0.635cm" svg:x="7.36cm" svg:y="6.665cm">
          <text:p text:style-name="P1"><text:span text:style-name="T1">main_combin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5cm" svg:height="0.635cm" svg:x="6.6cm" svg:y="8.6cm">
          <text:p text:style-name="P1"><text:span text:style-name="T1">main_combination_factoria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35cm" svg:y1="5.4cm" svg:x2="8.78cm" svg:y2="6.665cm" draw:start-shape="id1" draw:start-glue-point="2" draw:end-shape="id2" draw:end-glue-point="0" svg:d="M10350 5400l-1570 1265" svg:viewBox="0 0 1571 1266">
          <text:p/>
        </draw:connector>
        <draw:connector draw:style-name="gr4" draw:text-style-name="P4" draw:layer="layout" draw:type="line" svg:x1="8.78cm" svg:y1="7.3cm" svg:x2="8.85cm" svg:y2="8.6cm" draw:start-shape="id2" draw:start-glue-point="2" draw:end-shape="id3" draw:end-glue-point="0" svg:d="M8780 7300l70 1300" svg:viewBox="0 0 71 1301">
          <text:p/>
        </draw:connector>
        <draw:custom-shape draw:style-name="gr2" draw:text-style-name="P2" xml:id="id4" draw:id="id4" draw:layer="layout" svg:width="2.84cm" svg:height="0.635cm" svg:x="10.36cm" svg:y="6.7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.1cm" svg:height="0.635cm" svg:x="6.3cm" svg:y="10.365cm">
          <text:p text:style-name="P1"><text:span text:style-name="T1">main_combination_factorial_L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35cm" svg:y1="5.4cm" svg:x2="11.78cm" svg:y2="6.7cm" draw:start-shape="id1" draw:start-glue-point="2" draw:end-shape="id4" draw:end-glue-point="0" svg:d="M10350 5400l1430 1300" svg:viewBox="0 0 1431 1301">
          <text:p/>
        </draw:connector>
        <draw:connector draw:style-name="gr4" draw:text-style-name="P3" draw:layer="layout" draw:type="line" svg:x1="8.85cm" svg:y1="9.235cm" svg:x2="8.85cm" svg:y2="10.365cm" draw:start-shape="id3" draw:start-glue-point="2" draw:end-shape="id5" draw:end-glue-point="0" svg:d="M8850 9235v1130" svg:viewBox="0 0 1 11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47M44S</meta:editing-duration>
    <meta:editing-cycles>20</meta:editing-cycles>
    <meta:generator>LibreOffice/6.1.0.3$MacOSX_X86_64 LibreOffice_project/efb621ed25068d70781dc026f7e9c5187a4decd1</meta:generator>
    <dc:date>2018-08-25T19:00:10.583812213</dc:date>
    <meta:document-statistic meta:object-count="9"/>
  </office:meta>
</office:document-meta>
</file>